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2.022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9134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1.1701in"/>
    </style:style>
    <style:style style:name="co9" style:family="table-column">
      <style:table-column-properties fo:break-before="auto" style:column-width="0.8209in"/>
    </style:style>
    <style:style style:name="co11" style:family="table-column">
      <style:table-column-properties fo:break-before="auto" style:column-width="2.4701in"/>
    </style:style>
    <style:style style:name="co12" style:family="table-column">
      <style:table-column-properties fo:break-before="auto" style:column-width="3.1693in"/>
    </style:style>
    <style:style style:name="co13" style:family="table-column">
      <style:table-column-properties fo:break-before="auto" style:column-width="1.2945in"/>
    </style:style>
    <style:style style:name="co14" style:family="table-column">
      <style:table-column-properties fo:break-before="auto" style:column-width="2.9626in"/>
    </style:style>
    <style:style style:name="co15" style:family="table-column">
      <style:table-column-properties fo:break-before="auto" style:column-width="3.6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33cc66"/>
      <style:text-properties fo:color="#000000"/>
    </style:style>
    <style:style style:name="ce2" style:family="table-cell" style:parent-style-name="Default" style:data-style-name="N4">
      <style:table-cell-properties fo:background-color="#33cc66"/>
      <style:text-properties fo:color="#000000"/>
    </style:style>
    <style:style style:name="ce3" style:family="table-cell" style:parent-style-name="Default" style:data-style-name="N4">
      <style:table-cell-properties fo:background-color="#33cc66"/>
      <style:text-properties fo:color="#000000" style:font-name="Arial" style:font-name-asian="DejaVu Sans" style:font-name-complex="Lohit Hindi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 style:data-style-name="N4">
      <style:table-cell-properties fo:background-color="#ff3333"/>
      <style:text-properties fo:color="#000000"/>
    </style:style>
    <style:style style:name="ce7" style:family="table-cell" style:parent-style-name="Default" style:data-style-name="N4">
      <style:table-cell-properties fo:background-color="#ff3333"/>
      <style:text-properties fo:color="#000000" style:font-name="Arial" style:font-name-asian="DejaVu Sans" style:font-name-complex="Lohit Hindi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fo:background-color="#ffff00"/>
      <style:text-properties fo:color="#000000"/>
    </style:style>
    <style:style style:name="ce10" style:family="table-cell" style:parent-style-name="Default" style:data-style-name="N11">
      <style:table-cell-properties fo:background-color="#ffff00"/>
      <style:text-properties fo:color="#000000" style:font-name="Arial" style:font-name-asian="DejaVu Sans" style:font-name-complex="Lohit Hindi"/>
    </style:style>
    <style:style style:name="ce11" style:family="table-cell" style:parent-style-name="Default">
      <style:text-properties style:font-name="Arial" style:font-name-asian="DejaVu Sans" style:font-name-complex="Lohit Hindi"/>
    </style:style>
    <style:style style:name="ce12" style:family="table-cell" style:parent-style-name="Default">
      <style:table-cell-properties fo:background-color="#ffff00"/>
      <style:text-properties style:use-window-font-color="true"/>
    </style:style>
    <style:style style:name="ce13" style:family="table-cell" style:parent-style-name="Default" style:data-style-name="N11">
      <style:table-cell-properties fo:background-color="#ffff00"/>
      <style:text-properties style:use-window-font-color="true"/>
    </style:style>
    <style:style style:name="ce14" style:family="table-cell" style:parent-style-name="Default" style:data-style-name="N11">
      <style:table-cell-properties fo:background-color="#33cc66"/>
      <style:text-properties fo:color="#000000"/>
    </style:style>
    <style:style style:name="ce15" style:family="table-cell" style:parent-style-name="Default" style:data-style-name="N11">
      <style:table-cell-properties fo:background-color="#ff3333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Default" office:value-type="string">
            <text:p>OSA USER_TIME</text:p>
          </table:table-cell>
          <table:table-cell table:style-name="Default" office:value-type="string">
            <text:p>OSA AVG_HEAP_MEMORY</text:p>
          </table:table-cell>
          <table:table-cell office:value-type="string">
            <text:p>OSA VALUE</text:p>
          </table:table-cell>
          <table:table-cell office:value-type="string">
            <text:p>BB USER_TIME</text:p>
          </table:table-cell>
          <table:table-cell office:value-type="string">
            <text:p>BB AVG_HEAP_MEMORY</text:p>
          </table:table-cell>
          <table:table-cell office:value-type="string">
            <text:p>BB VALUE</text:p>
          </table:table-cell>
          <table:table-cell office:value-type="string">
            <text:p>OSA &lt; BB</text:p>
          </table:table-cell>
          <table:table-cell office:value-type="string">
            <text:p>OSA = BB</text:p>
          </table:table-cell>
          <table:table-cell office:value-type="string">
            <text:p>OSA Speedup(USER_TIME) over BB</text:p>
          </table:table-cell>
          <table:table-cell office:value-type="string">
            <text:p>OSA Speedup(AVG_HEAP_MEMORY) over BB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3096.44">
            <text:p>3096.44</text:p>
          </table:table-cell>
          <table:table-cell table:style-name="Default" office:value-type="float" office:value="36491950.77">
            <text:p>36491950.77</text:p>
          </table:table-cell>
          <table:table-cell office:value-type="float" office:value="9954005074.05208">
            <text:p>9,954,005,074.05</text:p>
          </table:table-cell>
          <table:table-cell office:value-type="float" office:value="2586.72">
            <text:p>2586.72</text:p>
          </table:table-cell>
          <table:table-cell office:value-type="float" office:value="47079604.71">
            <text:p>47079604.71</text:p>
          </table:table-cell>
          <table:table-cell office:value-type="float" office:value="46966765475.3962">
            <text:p>46,966,765,475.40</text:p>
          </table:table-cell>
          <table:table-cell table:style-name="ce11" table:formula="of:=[.C2] &lt; [.F2]" office:value-type="boolean" office:boolean-value="true">
            <text:p>TRUE</text:p>
          </table:table-cell>
          <table:table-cell table:style-name="ce11" table:formula="of:=[.C2] = [.F2]" office:value-type="boolean" office:boolean-value="false">
            <text:p>FALSE</text:p>
          </table:table-cell>
          <table:table-cell table:formula="of:= 1 - [.A2] / [.D2]" office:value-type="float" office:value="-0.197052638089936">
            <text:p>-0.2</text:p>
          </table:table-cell>
          <table:table-cell table:formula="of:= 1 - [.B2] / [.E2]" office:value-type="float" office:value="0.224888335516358">
            <text:p>0.2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2951.98">
            <text:p>2951.98</text:p>
          </table:table-cell>
          <table:table-cell table:style-name="Default" office:value-type="float" office:value="35721357.3">
            <text:p>35721357.3</text:p>
          </table:table-cell>
          <table:table-cell office:value-type="float" office:value="10154779781.356">
            <text:p>10,154,779,781.36</text:p>
          </table:table-cell>
          <table:table-cell office:value-type="float" office:value="2609.37">
            <text:p>2609.37</text:p>
          </table:table-cell>
          <table:table-cell office:value-type="float" office:value="46342148.52">
            <text:p>46342148.52</text:p>
          </table:table-cell>
          <table:table-cell office:value-type="float" office:value="44129935089.2654">
            <text:p>44,129,935,089.27</text:p>
          </table:table-cell>
          <table:table-cell table:style-name="ce11" table:formula="of:=[.C3] &lt; [.F3]" office:value-type="boolean" office:boolean-value="true">
            <text:p>TRUE</text:p>
          </table:table-cell>
          <table:table-cell table:style-name="ce11" table:formula="of:=[.C3] = [.F3]" office:value-type="boolean" office:boolean-value="false">
            <text:p>FALSE</text:p>
          </table:table-cell>
          <table:table-cell table:formula="of:= 1 - [.A3] / [.D3]" office:value-type="float" office:value="-0.131299892311171">
            <text:p>-0.13</text:p>
          </table:table-cell>
          <table:table-cell table:formula="of:= 1 - [.B3] / [.E3]" office:value-type="float" office:value="0.229182106552879">
            <text:p>0.23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3117.24">
            <text:p>3117.24</text:p>
          </table:table-cell>
          <table:table-cell table:style-name="Default" office:value-type="float" office:value="36638682.64">
            <text:p>36638682.64</text:p>
          </table:table-cell>
          <table:table-cell office:value-type="float" office:value="10173774303.3581">
            <text:p>10,173,774,303.36</text:p>
          </table:table-cell>
          <table:table-cell office:value-type="float" office:value="2562.68">
            <text:p>2562.68</text:p>
          </table:table-cell>
          <table:table-cell office:value-type="float" office:value="47178247.19">
            <text:p>47178247.19</text:p>
          </table:table-cell>
          <table:table-cell office:value-type="float" office:value="44547762425.5601">
            <text:p>44,547,762,425.56</text:p>
          </table:table-cell>
          <table:table-cell table:style-name="ce11" table:formula="of:=[.C4] &lt; [.F4]" office:value-type="boolean" office:boolean-value="true">
            <text:p>TRUE</text:p>
          </table:table-cell>
          <table:table-cell table:style-name="ce11" table:formula="of:=[.C4] = [.F4]" office:value-type="boolean" office:boolean-value="false">
            <text:p>FALSE</text:p>
          </table:table-cell>
          <table:table-cell table:formula="of:= 1 - [.A4] / [.D4]" office:value-type="float" office:value="-0.216398457864423">
            <text:p>-0.22</text:p>
          </table:table-cell>
          <table:table-cell table:formula="of:= 1 - [.B4] / [.E4]" office:value-type="float" office:value="0.223398815720182">
            <text:p>0.2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3104.28">
            <text:p>3104.28</text:p>
          </table:table-cell>
          <table:table-cell table:style-name="Default" office:value-type="float" office:value="38494195.83">
            <text:p>38494195.83</text:p>
          </table:table-cell>
          <table:table-cell office:value-type="float" office:value="9913837073.2557">
            <text:p>9,913,837,073.26</text:p>
          </table:table-cell>
          <table:table-cell office:value-type="float" office:value="2621.18">
            <text:p>2621.18</text:p>
          </table:table-cell>
          <table:table-cell office:value-type="float" office:value="45740449.85">
            <text:p>45740449.85</text:p>
          </table:table-cell>
          <table:table-cell office:value-type="float" office:value="51547883943.8517">
            <text:p>51,547,883,943.85</text:p>
          </table:table-cell>
          <table:table-cell table:style-name="ce11" table:formula="of:=[.C5] &lt; [.F5]" office:value-type="boolean" office:boolean-value="true">
            <text:p>TRUE</text:p>
          </table:table-cell>
          <table:table-cell table:style-name="ce11" table:formula="of:=[.C5] = [.F5]" office:value-type="boolean" office:boolean-value="false">
            <text:p>FALSE</text:p>
          </table:table-cell>
          <table:table-cell table:formula="of:= 1 - [.A5] / [.D5]" office:value-type="float" office:value="-0.184306304794024">
            <text:p>-0.18</text:p>
          </table:table-cell>
          <table:table-cell table:formula="of:= 1 - [.B5] / [.E5]" office:value-type="float" office:value="0.158421135860342">
            <text:p>0.16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2979.93">
            <text:p>2979.93</text:p>
          </table:table-cell>
          <table:table-cell table:style-name="Default" office:value-type="float" office:value="39192666.74">
            <text:p>39192666.74</text:p>
          </table:table-cell>
          <table:table-cell office:value-type="float" office:value="10029852374.4636">
            <text:p>10,029,852,374.46</text:p>
          </table:table-cell>
          <table:table-cell office:value-type="float" office:value="2600.17">
            <text:p>2600.17</text:p>
          </table:table-cell>
          <table:table-cell office:value-type="float" office:value="45011318.7">
            <text:p>45011318.7</text:p>
          </table:table-cell>
          <table:table-cell office:value-type="float" office:value="46480228736.9695">
            <text:p>46,480,228,736.97</text:p>
          </table:table-cell>
          <table:table-cell table:style-name="ce11" table:formula="of:=[.C6] &lt; [.F6]" office:value-type="boolean" office:boolean-value="true">
            <text:p>TRUE</text:p>
          </table:table-cell>
          <table:table-cell table:style-name="ce11" table:formula="of:=[.C6] = [.F6]" office:value-type="boolean" office:boolean-value="false">
            <text:p>FALSE</text:p>
          </table:table-cell>
          <table:table-cell table:formula="of:= 1 - [.A6] / [.D6]" office:value-type="float" office:value="-0.146051988908418">
            <text:p>-0.15</text:p>
          </table:table-cell>
          <table:table-cell table:formula="of:= 1 - [.B6] / [.E6]" office:value-type="float" office:value="0.129270861819918">
            <text:p>0.13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3099.71">
            <text:p>3099.71</text:p>
          </table:table-cell>
          <table:table-cell table:style-name="Default" office:value-type="float" office:value="37970209.15">
            <text:p>37970209.15</text:p>
          </table:table-cell>
          <table:table-cell office:value-type="float" office:value="10168466261.6536">
            <text:p>10,168,466,261.65</text:p>
          </table:table-cell>
          <table:table-cell office:value-type="float" office:value="2894.36">
            <text:p>2894.36</text:p>
          </table:table-cell>
          <table:table-cell office:value-type="float" office:value="45180450.41">
            <text:p>45180450.41</text:p>
          </table:table-cell>
          <table:table-cell office:value-type="float" office:value="50419905041.1674">
            <text:p>50,419,905,041.17</text:p>
          </table:table-cell>
          <table:table-cell table:style-name="ce11" table:formula="of:=[.C7] &lt; [.F7]" office:value-type="boolean" office:boolean-value="true">
            <text:p>TRUE</text:p>
          </table:table-cell>
          <table:table-cell table:style-name="ce11" table:formula="of:=[.C7] = [.F7]" office:value-type="boolean" office:boolean-value="false">
            <text:p>FALSE</text:p>
          </table:table-cell>
          <table:table-cell table:formula="of:= 1 - [.A7] / [.D7]" office:value-type="float" office:value="-0.0709483270913085">
            <text:p>-0.07</text:p>
          </table:table-cell>
          <table:table-cell table:formula="of:= 1 - [.B7] / [.E7]" office:value-type="float" office:value="0.159587635682448">
            <text:p>0.16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3133.63">
            <text:p>3133.63</text:p>
          </table:table-cell>
          <table:table-cell table:style-name="Default" office:value-type="float" office:value="39618535.62">
            <text:p>39618535.62</text:p>
          </table:table-cell>
          <table:table-cell office:value-type="float" office:value="10092384265.6306">
            <text:p>10,092,384,265.63</text:p>
          </table:table-cell>
          <table:table-cell office:value-type="float" office:value="2622">
            <text:p>2622</text:p>
          </table:table-cell>
          <table:table-cell office:value-type="float" office:value="43935326.66">
            <text:p>43935326.66</text:p>
          </table:table-cell>
          <table:table-cell office:value-type="float" office:value="49427351039.1194">
            <text:p>49,427,351,039.12</text:p>
          </table:table-cell>
          <table:table-cell table:style-name="ce11" table:formula="of:=[.C8] &lt; [.F8]" office:value-type="boolean" office:boolean-value="true">
            <text:p>TRUE</text:p>
          </table:table-cell>
          <table:table-cell table:style-name="ce11" table:formula="of:=[.C8] = [.F8]" office:value-type="boolean" office:boolean-value="false">
            <text:p>FALSE</text:p>
          </table:table-cell>
          <table:table-cell table:formula="of:= 1 - [.A8] / [.D8]" office:value-type="float" office:value="-0.195129672006102">
            <text:p>-0.2</text:p>
          </table:table-cell>
          <table:table-cell table:formula="of:= 1 - [.B8] / [.E8]" office:value-type="float" office:value="0.0982533047587452">
            <text:p>0.1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3024.56">
            <text:p>3024.56</text:p>
          </table:table-cell>
          <table:table-cell table:style-name="Default" office:value-type="float" office:value="35449420.52">
            <text:p>35449420.52</text:p>
          </table:table-cell>
          <table:table-cell office:value-type="float" office:value="10211544695.9903">
            <text:p>10,211,544,695.99</text:p>
          </table:table-cell>
          <table:table-cell office:value-type="float" office:value="2664.46">
            <text:p>2664.46</text:p>
          </table:table-cell>
          <table:table-cell office:value-type="float" office:value="37224916.78">
            <text:p>37224916.78</text:p>
          </table:table-cell>
          <table:table-cell office:value-type="float" office:value="61484378429.9136">
            <text:p>61,484,378,429.91</text:p>
          </table:table-cell>
          <table:table-cell table:style-name="ce11" table:formula="of:=[.C9] &lt; [.F9]" office:value-type="boolean" office:boolean-value="true">
            <text:p>TRUE</text:p>
          </table:table-cell>
          <table:table-cell table:style-name="ce11" table:formula="of:=[.C9] = [.F9]" office:value-type="boolean" office:boolean-value="false">
            <text:p>FALSE</text:p>
          </table:table-cell>
          <table:table-cell table:formula="of:= 1 - [.A9] / [.D9]" office:value-type="float" office:value="-0.135149336075602">
            <text:p>-0.14</text:p>
          </table:table-cell>
          <table:table-cell table:formula="of:= 1 - [.B9] / [.E9]" office:value-type="float" office:value="0.04769644672393">
            <text:p>0.05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3096.99">
            <text:p>3096.99</text:p>
          </table:table-cell>
          <table:table-cell table:style-name="Default" office:value-type="float" office:value="39490098.39">
            <text:p>39490098.39</text:p>
          </table:table-cell>
          <table:table-cell office:value-type="float" office:value="9878735893.52787">
            <text:p>9,878,735,893.53</text:p>
          </table:table-cell>
          <table:table-cell office:value-type="float" office:value="2653.92">
            <text:p>2653.92</text:p>
          </table:table-cell>
          <table:table-cell office:value-type="float" office:value="43983638.98">
            <text:p>43983638.98</text:p>
          </table:table-cell>
          <table:table-cell office:value-type="float" office:value="44980362741.3865">
            <text:p>44,980,362,741.39</text:p>
          </table:table-cell>
          <table:table-cell table:style-name="ce11" table:formula="of:=[.C10] &lt; [.F10]" office:value-type="boolean" office:boolean-value="true">
            <text:p>TRUE</text:p>
          </table:table-cell>
          <table:table-cell table:style-name="ce11" table:formula="of:=[.C10] = [.F10]" office:value-type="boolean" office:boolean-value="false">
            <text:p>FALSE</text:p>
          </table:table-cell>
          <table:table-cell table:formula="of:= 1 - [.A10] / [.D10]" office:value-type="float" office:value="-0.166949267498643">
            <text:p>-0.17</text:p>
          </table:table-cell>
          <table:table-cell table:formula="of:= 1 - [.B10] / [.E10]" office:value-type="float" office:value="0.10216391126808">
            <text:p>0.1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 office:value-type="float" office:value="3030.5">
            <text:p>3030.5</text:p>
          </table:table-cell>
          <table:table-cell table:style-name="Default" office:value-type="float" office:value="37778711.86">
            <text:p>37778711.86</text:p>
          </table:table-cell>
          <table:table-cell office:value-type="float" office:value="10149188893.2736">
            <text:p>10,149,188,893.27</text:p>
          </table:table-cell>
          <table:table-cell office:value-type="float" office:value="2619.23">
            <text:p>2619.23</text:p>
          </table:table-cell>
          <table:table-cell office:value-type="float" office:value="40360920.11">
            <text:p>40360920.11</text:p>
          </table:table-cell>
          <table:table-cell office:value-type="float" office:value="48966236058.5595">
            <text:p>48,966,236,058.56</text:p>
          </table:table-cell>
          <table:table-cell table:style-name="ce11" table:formula="of:=[.C11] &lt; [.F11]" office:value-type="boolean" office:boolean-value="true">
            <text:p>TRUE</text:p>
          </table:table-cell>
          <table:table-cell table:style-name="ce11" table:formula="of:=[.C11] = [.F11]" office:value-type="boolean" office:boolean-value="false">
            <text:p>FALSE</text:p>
          </table:table-cell>
          <table:table-cell table:formula="of:= 1 - [.A11] / [.D11]" office:value-type="float" office:value="-0.157019429374282">
            <text:p>-0.16</text:p>
          </table:table-cell>
          <table:table-cell table:formula="of:= 1 - [.B11] / [.E11]" office:value-type="float" office:value="0.0639779331829509">
            <text:p>0.06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OSA minimum time [s]</text:p>
          </table:table-cell>
          <table:table-cell table:style-name="ce5" office:value-type="string">
            <text:p>OSA minimum memory [MB]</text:p>
          </table:table-cell>
          <table:table-cell table:style-name="ce9" office:value-type="string">
            <text:p>OSA minimum cost</text:p>
          </table:table-cell>
          <table:table-cell table:style-name="ce1" office:value-type="string">
            <text:p>BB minimum time [s]</text:p>
          </table:table-cell>
          <table:table-cell table:style-name="ce5" office:value-type="string">
            <text:p>BB minimum memory [MB]</text:p>
          </table:table-cell>
          <table:table-cell table:style-name="ce9" office:value-type="string">
            <text:p>BB minimum cost</text:p>
          </table:table-cell>
          <table:table-cell table:style-name="ce12" table:formula="of:=[.G1]" office:value-type="string" office:string-value="OSA &lt; BB">
            <text:p>OSA &lt; BB</text:p>
          </table:table-cell>
          <table:table-cell table:style-name="ce12" table:formula="of:=[.H1]" office:value-type="string" office:string-value="OSA = BB">
            <text:p>OSA = BB</text:p>
          </table:table-cell>
          <table:table-cell table:style-name="ce1" table:formula="of:=[.I1]" office:value-type="string" office:string-value="OSA Speedup(USER_TIME) over BB">
            <text:p>OSA Speedup(USER_TIME) over BB</text:p>
          </table:table-cell>
          <table:table-cell table:style-name="ce5" table:formula="of:=[.J1]" office:value-type="string" office:string-value="OSA Speedup(AVG_HEAP_MEMORY) over BB">
            <text:p>OSA Speedup(AVG_HEAP_MEMORY) over BB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2" table:formula="of:=MINA([.A2:.A11])" office:value-type="float" office:value="2951.98">
            <text:p>2,951.98</text:p>
          </table:table-cell>
          <table:table-cell table:style-name="ce6" table:formula="of:=MINA([.B2:.B11]) / 1024 / 1024" office:value-type="float" office:value="33.8072018814087">
            <text:p>33.81</text:p>
          </table:table-cell>
          <table:table-cell table:style-name="ce9" table:formula="of:=MINA([.C2:.C11])" office:value-type="float" office:value="9878735893.52787">
            <text:p>9,878,735,893.53</text:p>
          </table:table-cell>
          <table:table-cell table:style-name="ce2" table:formula="of:=MINA([.D2:.D11])" office:value-type="float" office:value="2562.68">
            <text:p>2,562.68</text:p>
          </table:table-cell>
          <table:table-cell table:style-name="ce6" table:formula="of:=MINA([.E2:.E11]) / 1024 / 1024" office:value-type="float" office:value="35.500447063446">
            <text:p>35.50</text:p>
          </table:table-cell>
          <table:table-cell table:style-name="ce9" table:formula="of:=MINA([.F2:.F11])" office:value-type="float" office:value="44129935089.2654">
            <text:p>44,129,935,089.27</text:p>
          </table:table-cell>
          <table:table-cell table:style-name="ce13" table:formula="of:=COUNTIF([.G2:.G11]; 1)/10" office:value-type="percentage" office:value="1">
            <text:p>100.00%</text:p>
          </table:table-cell>
          <table:table-cell table:style-name="ce13" table:formula="of:=COUNTIF([.H2:.H11]; 1)/100" office:value-type="percentage" office:value="0">
            <text:p>0.00%</text:p>
          </table:table-cell>
          <table:table-cell table:style-name="ce14" table:formula="of:=AVERAGE([.I2:.I11])" office:value-type="percentage" office:value="-0.160030531401391">
            <text:p>-16.00%</text:p>
          </table:table-cell>
          <table:table-cell table:style-name="ce15" table:formula="of:=AVERAGE([.J2:.J11])" office:value-type="percentage" office:value="0.143684048708583">
            <text:p>14.37%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OSA maximum time [s]</text:p>
          </table:table-cell>
          <table:table-cell table:style-name="ce5" office:value-type="string">
            <text:p>OSA maximum memory [MB]</text:p>
          </table:table-cell>
          <table:table-cell table:style-name="ce9" office:value-type="string">
            <text:p>OSA maximum cost</text:p>
          </table:table-cell>
          <table:table-cell table:style-name="ce1" office:value-type="string">
            <text:p>BB maximum time [s]</text:p>
          </table:table-cell>
          <table:table-cell table:style-name="ce5" office:value-type="string">
            <text:p>BB maximum memory [MB]</text:p>
          </table:table-cell>
          <table:table-cell table:style-name="ce9" office:value-type="string">
            <text:p>BB maximum cost</text:p>
          </table:table-cell>
          <table:table-cell table:style-name="ce12" office:value-type="string">
            <text:p>(higher is better)</text:p>
          </table:table-cell>
          <table:table-cell table:style-name="ce12"/>
          <table:table-cell table:style-name="ce1" office:value-type="string">
            <text:p>(higher is better)</text:p>
          </table:table-cell>
          <table:table-cell table:style-name="ce5" office:value-type="string">
            <text:p>(higher is better)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2" table:formula="of:=MAXA([.A2:.A11])" office:value-type="float" office:value="3133.63">
            <text:p>3,133.63</text:p>
          </table:table-cell>
          <table:table-cell table:style-name="ce7" table:formula="of:=MAXA([.B2:.B11]) / 1024 /1024" office:value-type="float" office:value="37.7831798744202">
            <text:p>37.78</text:p>
          </table:table-cell>
          <table:table-cell table:style-name="ce9" table:formula="of:=MAXA([.C2:.C11])" office:value-type="float" office:value="10211544695.9903">
            <text:p>10,211,544,695.99</text:p>
          </table:table-cell>
          <table:table-cell table:style-name="ce2" table:formula="of:=MAXA([.D1:.D11])" office:value-type="float" office:value="2894.36">
            <text:p>2,894.36</text:p>
          </table:table-cell>
          <table:table-cell table:style-name="ce7" table:formula="of:=MAXA([.E2:.E11]) / 1024 /1024" office:value-type="float" office:value="44.9926826381683">
            <text:p>44.99</text:p>
          </table:table-cell>
          <table:table-cell table:style-name="ce9" table:formula="of:=MAXA([.F1:.F11])" office:value-type="float" office:value="61484378429.9136">
            <text:p>61,484,378,429.91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OSA average time [s]</text:p>
          </table:table-cell>
          <table:table-cell table:style-name="ce5" office:value-type="string">
            <text:p>OSA average memory [MB]</text:p>
          </table:table-cell>
          <table:table-cell table:style-name="ce9" office:value-type="string">
            <text:p>OSA average cost</text:p>
          </table:table-cell>
          <table:table-cell table:style-name="ce1" office:value-type="string">
            <text:p>BB average time [s]</text:p>
          </table:table-cell>
          <table:table-cell table:style-name="ce5" office:value-type="string">
            <text:p>BB average memory [MB]</text:p>
          </table:table-cell>
          <table:table-cell table:style-name="ce9" office:value-type="string">
            <text:p>BB average cost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ce3" table:formula="of:=AVERAGE([.A2:.A11])" office:value-type="float" office:value="3063.526">
            <text:p>3,063.53</text:p>
          </table:table-cell>
          <table:table-cell table:style-name="ce7" table:formula="of:=AVERAGE([.B2:.B11]) / 1024 /1024" office:value-type="float" office:value="35.938818819046">
            <text:p>35.94</text:p>
          </table:table-cell>
          <table:table-cell table:style-name="ce9" table:formula="of:=AVERAGE([.C2:.C11])" office:value-type="float" office:value="10072656861.6562">
            <text:p>10,072,656,861.66</text:p>
          </table:table-cell>
          <table:table-cell table:style-name="ce3" table:formula="of:=AVERAGE([.D2:.D11])" office:value-type="float" office:value="2643.409">
            <text:p>2,643.41</text:p>
          </table:table-cell>
          <table:table-cell table:style-name="ce7" table:formula="of:=AVERAGE([.E2:.E11]) / 1024 /1024" office:value-type="float" office:value="42.1559354696274">
            <text:p>42.16</text:p>
          </table:table-cell>
          <table:table-cell table:style-name="ce9" table:formula="of:=AVERAGE([.F1:.F11])" office:value-type="float" office:value="48895080898.1189">
            <text:p>48,895,080,898.12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9" office:value-type="string">
            <text:p>OSA # minimum cost</text:p>
          </table:table-cell>
          <table:table-cell table:number-columns-repeated="2"/>
          <table:table-cell table:style-name="ce9" office:value-type="string">
            <text:p>BB # minimum cost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10" table:formula="of:=COUNTIF([.C2:.C11]; [.C13])/10" office:value-type="percentage" office:value="0.1">
            <text:p>10.00%</text:p>
          </table:table-cell>
          <table:table-cell table:number-columns-repeated="2"/>
          <table:table-cell table:style-name="ce10" table:formula="of:=COUNTIF([.F2:.F11]; [.F13])/10" office:value-type="percentage" office:value="0.1">
            <text:p>10.00%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 table:number-rows-repeated="90"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2" table:number-rows-repeated="892">
          <table:table-cell table:style-name="Default" table:number-columns-repeated="2"/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 table:number-rows-repeated="8">
          <table:table-cell table:style-name="Default" table:number-columns-repeated="2"/>
          <table:table-cell table:number-columns-repeated="19"/>
        </table:table-row>
        <table:table-row table:style-name="ro2" table:number-rows-repeated="6452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17:0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prian Radu</meta:initial-creator>
    <meta:creation-date>2011-01-08T17:06:18</meta:creation-date>
    <dc:date>2011-02-14T17:09:26.48</dc:date>
    <dc:creator>Ciprian Radu</dc:creator>
    <meta:editing-duration>PT08H24M12S</meta:editing-duration>
    <meta:editing-cycles>50</meta:editing-cycles>
    <meta:generator>OpenOffice.org/3.2$Win32 OpenOffice.org_project/320m18$Build-9502</meta:generator>
    <meta:document-statistic meta:table-count="3" meta:cell-count="161" meta:object-count="0"/>
  </office:meta>
</office:document-meta>
</file>